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42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42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43"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953125cm" style:use-optimal-column-width="true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1_1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5" table:default-cell-style-name="ce4"/>
        <table:table-row table:style-name="ro1">
          <table:table-cell office:value-type="string" table:number-columns-spanned="9" table:number-rows-spanned="1" table:style-name="ce11">
            <text:p>Tabelle 1.13: Durchschnittliche Wohnkosten von Hauptmietwohnungen nach wohnspezifischen und soziodemographischen Merkmalen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1" table:number-rows-spanned="3" table:style-name="ce12">
            <text:p>Merkmal</text:p>
          </table:table-cell>
          <table:table-cell office:value-type="string" table:number-columns-spanned="1" table:number-rows-spanned="3" table:style-name="ce13">
            <text:p>Hauptmiet-wohnungen<text:span text:style-name="T3">1</text:span><text:span text:style-name="T3"/></text:p>
            <text:p>in 1 000</text:p>
          </table:table-cell>
          <table:table-cell office:value-type="string" table:number-columns-spanned="2" table:number-rows-spanned="1" table:style-name="ce13">
            <text:p>Miete mit</text:p>
            <text:p>Betriebskosten in Euro</text:p>
          </table:table-cell>
          <table:covered-table-cell/>
          <table:table-cell office:value-type="string" table:number-columns-spanned="2" table:number-rows-spanned="1" table:style-name="ce13">
            <text:p>Miete ohne</text:p>
            <text:p>Betriebskosten in Euro</text:p>
          </table:table-cell>
          <table:covered-table-cell/>
          <table:table-cell office:value-type="string" table:number-columns-spanned="2" table:number-rows-spanned="1" table:style-name="ce13">
            <text:p>Betriebskosten</text:p>
            <text:p>in Euro</text:p>
          </table:table-cell>
          <table:covered-table-cell/>
          <table:table-cell office:value-type="string" table:number-columns-spanned="1" table:number-rows-spanned="2" table:style-name="ce13">
            <text:p>Betriebs-</text:p>
            <text:p>kosten-</text:p>
            <text:p>anteil an</text:p>
            <text:p>der Miete</text:p>
          </table:table-cell>
          <table:table-cell table:number-columns-repeated="16375"/>
        </table:table-row>
        <table:table-row table:style-name="ro3">
          <table:covered-table-cell/>
          <table:covered-table-cell/>
          <table:table-cell office:value-type="string" table:style-name="ce3">
            <text:p>pro Wohnung</text:p>
          </table:table-cell>
          <table:table-cell office:value-type="string" table:style-name="ce3">
            <text:p>pro m²</text:p>
          </table:table-cell>
          <table:table-cell office:value-type="string" table:style-name="ce3">
            <text:p>pro Wohnung</text:p>
          </table:table-cell>
          <table:table-cell office:value-type="string" table:style-name="ce3">
            <text:p>pro m²</text:p>
          </table:table-cell>
          <table:table-cell office:value-type="string" table:style-name="ce15">
            <text:p>pro Wohnung</text:p>
          </table:table-cell>
          <table:table-cell office:value-type="string" table:style-name="ce15">
            <text:p>pro m²</text:p>
          </table:table-cell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number-columns-spanned="6" table:number-rows-spanned="1" table:style-name="ce13">
            <text:p>Ø</text:p>
          </table:table-cell>
          <table:covered-table-cell table:number-columns-repeated="5"/>
          <table:table-cell office:value-type="string" table:style-name="ce5">
            <text:p>in %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Insgesamt</text:p>
          </table:table-cell>
          <table:table-cell office:value-type="float" office:value="1683.299" table:style-name="ce7">
            <text:p>1 683,3<text:s/></text:p>
          </table:table-cell>
          <table:table-cell office:value-type="float" office:value="553.36500000000001" table:style-name="ce7">
            <text:p>553,4<text:s/></text:p>
          </table:table-cell>
          <table:table-cell office:value-type="float" office:value="8.2850000000000001" table:style-name="ce7">
            <text:p>8,3<text:s/></text:p>
          </table:table-cell>
          <table:table-cell office:value-type="float" office:value="410.38" table:style-name="ce7">
            <text:p>410,4<text:s/></text:p>
          </table:table-cell>
          <table:table-cell office:value-type="float" office:value="6.1130000000000004" table:style-name="ce7">
            <text:p>6,1<text:s/></text:p>
          </table:table-cell>
          <table:table-cell office:value-type="float" office:value="145.38399999999999" table:style-name="ce7">
            <text:p>145,4<text:s/></text:p>
          </table:table-cell>
          <table:table-cell office:value-type="float" office:value="2.2090000000000001" table:style-name="ce7">
            <text:p>2,2<text:s/></text:p>
          </table:table-cell>
          <table:table-cell office:value-type="float" office:value="29.114999999999998" table:style-name="ce7">
            <text:p>29,1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Rechtsverhältnis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Gemeindewohnung</text:p>
          </table:table-cell>
          <table:table-cell office:value-type="float" office:value="276.65600000000001" table:style-name="ce8">
            <text:p>276,7<text:s/></text:p>
          </table:table-cell>
          <table:table-cell office:value-type="float" office:value="413.07" table:style-name="ce8">
            <text:p>413,1<text:s/></text:p>
          </table:table-cell>
          <table:table-cell office:value-type="float" office:value="6.827" table:style-name="ce8">
            <text:p>6,8<text:s/></text:p>
          </table:table-cell>
          <table:table-cell office:value-type="float" office:value="270.62900000000002" table:style-name="ce8">
            <text:p>270,6<text:s/></text:p>
          </table:table-cell>
          <table:table-cell office:value-type="float" office:value="4.4660000000000002" table:style-name="ce8">
            <text:p>4,5<text:s/></text:p>
          </table:table-cell>
          <table:table-cell office:value-type="float" office:value="143.87" table:style-name="ce8">
            <text:p>143,9<text:s/></text:p>
          </table:table-cell>
          <table:table-cell office:value-type="float" office:value="2.3839999999999999" table:style-name="ce8">
            <text:p>2,4<text:s/></text:p>
          </table:table-cell>
          <table:table-cell office:value-type="float" office:value="36.798000000000002" table:style-name="ce8">
            <text:p>36,8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Genossenschaftswohnung</text:p>
          </table:table-cell>
          <table:table-cell office:value-type="float" office:value="661.43299999999999" table:style-name="ce8">
            <text:p>661,4<text:s/></text:p>
          </table:table-cell>
          <table:table-cell office:value-type="float" office:value="509.12299999999999" table:style-name="ce8">
            <text:p>509,1<text:s/></text:p>
          </table:table-cell>
          <table:table-cell office:value-type="float" office:value="7.2759999999999998" table:style-name="ce8">
            <text:p>7,3<text:s/></text:p>
          </table:table-cell>
          <table:table-cell office:value-type="float" office:value="364.58499999999998" table:style-name="ce8">
            <text:p>364,6<text:s/></text:p>
          </table:table-cell>
          <table:table-cell office:value-type="float" office:value="5.1859999999999999" table:style-name="ce8">
            <text:p>5,2<text:s/></text:p>
          </table:table-cell>
          <table:table-cell office:value-type="float" office:value="145.61600000000001" table:style-name="ce8">
            <text:p>145,6<text:s/></text:p>
          </table:table-cell>
          <table:table-cell office:value-type="float" office:value="2.105" table:style-name="ce8">
            <text:p>2,1<text:s/></text:p>
          </table:table-cell>
          <table:table-cell office:value-type="float" office:value="30.189" table:style-name="ce8">
            <text:p>30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ndere Hauptmiete<text:s/></text:p>
          </table:table-cell>
          <table:table-cell office:value-type="float" office:value="745.21" table:style-name="ce8">
            <text:p>745,2<text:s/></text:p>
          </table:table-cell>
          <table:table-cell office:value-type="float" office:value="644.71799999999996" table:style-name="ce8">
            <text:p>644,7<text:s/></text:p>
          </table:table-cell>
          <table:table-cell office:value-type="float" office:value="9.7230000000000008" table:style-name="ce8">
            <text:p>9,7<text:s/></text:p>
          </table:table-cell>
          <table:table-cell office:value-type="float" office:value="502.90899999999999" table:style-name="ce8">
            <text:p>502,9<text:s/></text:p>
          </table:table-cell>
          <table:table-cell office:value-type="float" office:value="7.5469999999999997" table:style-name="ce8">
            <text:p>7,5<text:s/></text:p>
          </table:table-cell>
          <table:table-cell office:value-type="float" office:value="145.744" table:style-name="ce8">
            <text:p>145,7<text:s/></text:p>
          </table:table-cell>
          <table:table-cell office:value-type="float" office:value="2.2360000000000002" table:style-name="ce8">
            <text:p>2,2<text:s/></text:p>
          </table:table-cell>
          <table:table-cell office:value-type="float" office:value="25.241" table:style-name="ce8">
            <text:p>25,2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Gemeindegrößenklass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Wien</text:p>
          </table:table-cell>
          <table:table-cell office:value-type="float" office:value="699.93200000000002" table:style-name="ce8">
            <text:p>699,9<text:s/></text:p>
          </table:table-cell>
          <table:table-cell office:value-type="float" office:value="575.16899999999998" table:style-name="ce8">
            <text:p>575,2<text:s/></text:p>
          </table:table-cell>
          <table:table-cell office:value-type="float" office:value="8.66" table:style-name="ce8">
            <text:p>8,7<text:s/></text:p>
          </table:table-cell>
          <table:table-cell office:value-type="float" office:value="419.67200000000003" table:style-name="ce8">
            <text:p>419,7<text:s/></text:p>
          </table:table-cell>
          <table:table-cell office:value-type="float" office:value="6.2859999999999996" table:style-name="ce8">
            <text:p>6,3<text:s/></text:p>
          </table:table-cell>
          <table:table-cell office:value-type="float" office:value="156.89500000000001" table:style-name="ce8">
            <text:p>156,9<text:s/></text:p>
          </table:table-cell>
          <table:table-cell office:value-type="float" office:value="2.395" table:style-name="ce8">
            <text:p>2,4<text:s/></text:p>
          </table:table-cell>
          <table:table-cell office:value-type="float" office:value="31.169" table:style-name="ce8">
            <text:p>31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andere Gemeinden &gt; 100 000 Einw.</text:p>
          </table:table-cell>
          <table:table-cell office:value-type="float" office:value="248.72300000000001" table:style-name="ce8">
            <text:p>248,7<text:s/></text:p>
          </table:table-cell>
          <table:table-cell office:value-type="float" office:value="573.31299999999999" table:style-name="ce8">
            <text:p>573,3<text:s/></text:p>
          </table:table-cell>
          <table:table-cell office:value-type="float" office:value="9.2899999999999991" table:style-name="ce8">
            <text:p>9,3<text:s/></text:p>
          </table:table-cell>
          <table:table-cell office:value-type="float" office:value="433.35300000000001" table:style-name="ce8">
            <text:p>433,4<text:s/></text:p>
          </table:table-cell>
          <table:table-cell office:value-type="float" office:value="7.0019999999999998" table:style-name="ce8">
            <text:p>7,0<text:s/></text:p>
          </table:table-cell>
          <table:table-cell office:value-type="float" office:value="141.85" table:style-name="ce8">
            <text:p>141,9<text:s/></text:p>
          </table:table-cell>
          <table:table-cell office:value-type="float" office:value="2.319" table:style-name="ce8">
            <text:p>2,3<text:s/></text:p>
          </table:table-cell>
          <table:table-cell office:value-type="float" office:value="27.012" table:style-name="ce8">
            <text:p>27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Gemeinden &gt; 10 000 u. ≤ 100 000 Einw.</text:p>
          </table:table-cell>
          <table:table-cell office:value-type="float" office:value="307.71600000000001" table:style-name="ce8">
            <text:p>307,7<text:s/></text:p>
          </table:table-cell>
          <table:table-cell office:value-type="float" office:value="528.87099999999998" table:style-name="ce8">
            <text:p>528,9<text:s/></text:p>
          </table:table-cell>
          <table:table-cell office:value-type="float" office:value="7.9" table:style-name="ce8">
            <text:p>7,9<text:s/></text:p>
          </table:table-cell>
          <table:table-cell office:value-type="float" office:value="388.36" table:style-name="ce8">
            <text:p>388,4<text:s/></text:p>
          </table:table-cell>
          <table:table-cell office:value-type="float" office:value="5.78" table:style-name="ce8">
            <text:p>5,8<text:s/></text:p>
          </table:table-cell>
          <table:table-cell office:value-type="float" office:value="142.37200000000001" table:style-name="ce8">
            <text:p>142,4<text:s/></text:p>
          </table:table-cell>
          <table:table-cell office:value-type="float" office:value="2.1480000000000001" table:style-name="ce8">
            <text:p>2,1<text:s/></text:p>
          </table:table-cell>
          <table:table-cell office:value-type="float" office:value="29.225999999999999" table:style-name="ce8">
            <text:p>29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Gemeinden ≤ 10 000 Einw.</text:p>
          </table:table-cell>
          <table:table-cell office:value-type="float" office:value="426.92899999999997" table:style-name="ce8">
            <text:p>426,9<text:s/></text:p>
          </table:table-cell>
          <table:table-cell office:value-type="float" office:value="523.65300000000002" table:style-name="ce8">
            <text:p>523,7<text:s/></text:p>
          </table:table-cell>
          <table:table-cell office:value-type="float" office:value="7.3639999999999999" table:style-name="ce8">
            <text:p>7,4<text:s/></text:p>
          </table:table-cell>
          <table:table-cell office:value-type="float" office:value="397.63600000000002" table:style-name="ce8">
            <text:p>397,6<text:s/></text:p>
          </table:table-cell>
          <table:table-cell office:value-type="float" office:value="5.5519999999999996" table:style-name="ce8">
            <text:p>5,6<text:s/></text:p>
          </table:table-cell>
          <table:table-cell office:value-type="float" office:value="130.35300000000001" table:style-name="ce8">
            <text:p>130,4<text:s/></text:p>
          </table:table-cell>
          <table:table-cell office:value-type="float" office:value="1.8740000000000001" table:style-name="ce8">
            <text:p>1,9<text:s/></text:p>
          </table:table-cell>
          <table:table-cell office:value-type="float" office:value="26.832000000000001" table:style-name="ce8">
            <text:p>26,8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Bundesland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Burgenland</text:p>
          </table:table-cell>
          <table:table-cell office:value-type="float" office:value="25.923999999999999" table:style-name="ce8">
            <text:p>25,9<text:s/></text:p>
          </table:table-cell>
          <table:table-cell office:value-type="float" office:value="487.86" table:style-name="ce8">
            <text:p>487,9<text:s/></text:p>
          </table:table-cell>
          <table:table-cell office:value-type="float" office:value="6.3289999999999997" table:style-name="ce8">
            <text:p>6,3<text:s/></text:p>
          </table:table-cell>
          <table:table-cell office:value-type="float" office:value="369.476" table:style-name="ce8">
            <text:p>369,5<text:s/></text:p>
          </table:table-cell>
          <table:table-cell office:value-type="float" office:value="4.7519999999999998" table:style-name="ce8">
            <text:p>4,8<text:s/></text:p>
          </table:table-cell>
          <table:table-cell office:value-type="float" office:value="123.36199999999999" table:style-name="ce8">
            <text:p>123,4<text:s/></text:p>
          </table:table-cell>
          <table:table-cell office:value-type="float" office:value="1.643" table:style-name="ce8">
            <text:p>1,6<text:s/></text:p>
          </table:table-cell>
          <table:table-cell office:value-type="float" office:value="26.701000000000001" table:style-name="ce8">
            <text:p>26,7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Kärnten</text:p>
          </table:table-cell>
          <table:table-cell office:value-type="float" office:value="86.963999999999999" table:style-name="ce8">
            <text:p>87,0<text:s/></text:p>
          </table:table-cell>
          <table:table-cell office:value-type="float" office:value="440.12599999999998" table:style-name="ce8">
            <text:p>440,1<text:s/></text:p>
          </table:table-cell>
          <table:table-cell office:value-type="float" office:value="6.4340000000000002" table:style-name="ce8">
            <text:p>6,4<text:s/></text:p>
          </table:table-cell>
          <table:table-cell office:value-type="float" office:value="316.70800000000003" table:style-name="ce8">
            <text:p>316,7<text:s/></text:p>
          </table:table-cell>
          <table:table-cell office:value-type="float" office:value="4.6130000000000004" table:style-name="ce8">
            <text:p>4,6<text:s/></text:p>
          </table:table-cell>
          <table:table-cell office:value-type="float" office:value="125.7" table:style-name="ce8">
            <text:p>125,7<text:s/></text:p>
          </table:table-cell>
          <table:table-cell office:value-type="float" office:value="1.855" table:style-name="ce8">
            <text:p>1,9<text:s/></text:p>
          </table:table-cell>
          <table:table-cell office:value-type="float" office:value="30.385999999999999" table:style-name="ce8">
            <text:p>30,4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Niederösterreich</text:p>
          </table:table-cell>
          <table:table-cell office:value-type="float" office:value="200.35499999999999" table:style-name="ce8">
            <text:p>200,4<text:s/></text:p>
          </table:table-cell>
          <table:table-cell office:value-type="float" office:value="518.01099999999997" table:style-name="ce8">
            <text:p>518,0<text:s/></text:p>
          </table:table-cell>
          <table:table-cell office:value-type="float" office:value="7.3659999999999997" table:style-name="ce8">
            <text:p>7,4<text:s/></text:p>
          </table:table-cell>
          <table:table-cell office:value-type="float" office:value="376.24700000000001" table:style-name="ce8">
            <text:p>376,2<text:s/></text:p>
          </table:table-cell>
          <table:table-cell office:value-type="float" office:value="5.3019999999999996" table:style-name="ce8">
            <text:p>5,3<text:s/></text:p>
          </table:table-cell>
          <table:table-cell office:value-type="float" office:value="144.61199999999999" table:style-name="ce8">
            <text:p>144,6<text:s/></text:p>
          </table:table-cell>
          <table:table-cell office:value-type="float" office:value="2.1059999999999999" table:style-name="ce8">
            <text:p>2,1<text:s/></text:p>
          </table:table-cell>
          <table:table-cell office:value-type="float" office:value="30.632999999999999" table:style-name="ce8">
            <text:p>30,6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Oberösterreich</text:p>
          </table:table-cell>
          <table:table-cell office:value-type="float" office:value="225.53" table:style-name="ce8">
            <text:p>225,5<text:s/></text:p>
          </table:table-cell>
          <table:table-cell office:value-type="float" office:value="518.10799999999995" table:style-name="ce8">
            <text:p>518,1<text:s/></text:p>
          </table:table-cell>
          <table:table-cell office:value-type="float" office:value="7.649" table:style-name="ce8">
            <text:p>7,6<text:s/></text:p>
          </table:table-cell>
          <table:table-cell office:value-type="float" office:value="383.89299999999997" table:style-name="ce8">
            <text:p>383,9<text:s/></text:p>
          </table:table-cell>
          <table:table-cell office:value-type="float" office:value="5.6319999999999997" table:style-name="ce8">
            <text:p>5,6<text:s/></text:p>
          </table:table-cell>
          <table:table-cell office:value-type="float" office:value="137.00399999999999" table:style-name="ce8">
            <text:p>137,0<text:s/></text:p>
          </table:table-cell>
          <table:table-cell office:value-type="float" office:value="2.0579999999999998" table:style-name="ce8">
            <text:p>2,1<text:s/></text:p>
          </table:table-cell>
          <table:table-cell office:value-type="float" office:value="27.905999999999999" table:style-name="ce8">
            <text:p>27,9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Salzburg</text:p>
          </table:table-cell>
          <table:table-cell office:value-type="float" office:value="87.022999999999996" table:style-name="ce8">
            <text:p>87,0<text:s/></text:p>
          </table:table-cell>
          <table:table-cell office:value-type="float" office:value="626.48199999999997" table:style-name="ce8">
            <text:p>626,5<text:s/></text:p>
          </table:table-cell>
          <table:table-cell office:value-type="float" office:value="10.061" table:style-name="ce8">
            <text:p>10,1<text:s/></text:p>
          </table:table-cell>
          <table:table-cell office:value-type="float" office:value="481.47300000000001" table:style-name="ce8">
            <text:p>481,5<text:s/></text:p>
          </table:table-cell>
          <table:table-cell office:value-type="float" office:value="7.6840000000000002" table:style-name="ce8">
            <text:p>7,7<text:s/></text:p>
          </table:table-cell>
          <table:table-cell office:value-type="float" office:value="147.94300000000001" table:style-name="ce8">
            <text:p>147,9<text:s/></text:p>
          </table:table-cell>
          <table:table-cell office:value-type="float" office:value="2.4249999999999998" table:style-name="ce8">
            <text:p>2,4<text:s/></text:p>
          </table:table-cell>
          <table:table-cell office:value-type="float" office:value="25.187000000000001" table:style-name="ce8">
            <text:p>25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Steiermark</text:p>
          </table:table-cell>
          <table:table-cell office:value-type="float" office:value="186.435" table:style-name="ce8">
            <text:p>186,4<text:s/></text:p>
          </table:table-cell>
          <table:table-cell office:value-type="float" office:value="496.71100000000001" table:style-name="ce8">
            <text:p>496,7<text:s/></text:p>
          </table:table-cell>
          <table:table-cell office:value-type="float" office:value="7.8570000000000002" table:style-name="ce8">
            <text:p>7,9<text:s/></text:p>
          </table:table-cell>
          <table:table-cell office:value-type="float" office:value="372.06400000000002" table:style-name="ce8">
            <text:p>372,1<text:s/></text:p>
          </table:table-cell>
          <table:table-cell office:value-type="float" office:value="5.8760000000000003" table:style-name="ce8">
            <text:p>5,9<text:s/></text:p>
          </table:table-cell>
          <table:table-cell office:value-type="float" office:value="127.212" table:style-name="ce8">
            <text:p>127,2<text:s/></text:p>
          </table:table-cell>
          <table:table-cell office:value-type="float" office:value="2.0219999999999998" table:style-name="ce8">
            <text:p>2,0<text:s/></text:p>
          </table:table-cell>
          <table:table-cell office:value-type="float" office:value="27.225000000000001" table:style-name="ce8">
            <text:p>27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Tirol</text:p>
          </table:table-cell>
          <table:table-cell office:value-type="float" office:value="111.26600000000001" table:style-name="ce8">
            <text:p>111,3<text:s/></text:p>
          </table:table-cell>
          <table:table-cell office:value-type="float" office:value="634.49699999999996" table:style-name="ce8">
            <text:p>634,5<text:s/></text:p>
          </table:table-cell>
          <table:table-cell office:value-type="float" office:value="9.3040000000000003" table:style-name="ce8">
            <text:p>9,3<text:s/></text:p>
          </table:table-cell>
          <table:table-cell office:value-type="float" office:value="500.46" table:style-name="ce8">
            <text:p>500,5<text:s/></text:p>
          </table:table-cell>
          <table:table-cell office:value-type="float" office:value="7.3019999999999996" table:style-name="ce8">
            <text:p>7,3<text:s/></text:p>
          </table:table-cell>
          <table:table-cell office:value-type="float" office:value="137.453" table:style-name="ce8">
            <text:p>137,5<text:s/></text:p>
          </table:table-cell>
          <table:table-cell office:value-type="float" office:value="2.0529999999999999" table:style-name="ce8">
            <text:p>2,1<text:s/></text:p>
          </table:table-cell>
          <table:table-cell office:value-type="float" office:value="24.164999999999999" table:style-name="ce8">
            <text:p>24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Vorarlberg</text:p>
          </table:table-cell>
          <table:table-cell office:value-type="float" office:value="59.871000000000002" table:style-name="ce8">
            <text:p>59,9<text:s/></text:p>
          </table:table-cell>
          <table:table-cell office:value-type="float" office:value="661.80399999999997" table:style-name="ce8">
            <text:p>661,8<text:s/></text:p>
          </table:table-cell>
          <table:table-cell office:value-type="float" office:value="9.7750000000000004" table:style-name="ce8">
            <text:p>9,8<text:s/></text:p>
          </table:table-cell>
          <table:table-cell office:value-type="float" office:value="518.10500000000002" table:style-name="ce8">
            <text:p>518,1<text:s/></text:p>
          </table:table-cell>
          <table:table-cell office:value-type="float" office:value="7.63" table:style-name="ce8">
            <text:p>7,6<text:s/></text:p>
          </table:table-cell>
          <table:table-cell office:value-type="float" office:value="148.982" table:style-name="ce8">
            <text:p>149,0<text:s/></text:p>
          </table:table-cell>
          <table:table-cell office:value-type="float" office:value="2.2240000000000002" table:style-name="ce8">
            <text:p>2,2<text:s/></text:p>
          </table:table-cell>
          <table:table-cell office:value-type="float" office:value="24.15" table:style-name="ce8">
            <text:p>24,2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Wien</text:p>
          </table:table-cell>
          <table:table-cell office:value-type="float" office:value="699.93200000000002" table:style-name="ce8">
            <text:p>699,9<text:s/></text:p>
          </table:table-cell>
          <table:table-cell office:value-type="float" office:value="575.16899999999998" table:style-name="ce8">
            <text:p>575,2<text:s/></text:p>
          </table:table-cell>
          <table:table-cell office:value-type="float" office:value="8.66" table:style-name="ce8">
            <text:p>8,7<text:s/></text:p>
          </table:table-cell>
          <table:table-cell office:value-type="float" office:value="419.67200000000003" table:style-name="ce8">
            <text:p>419,7<text:s/></text:p>
          </table:table-cell>
          <table:table-cell office:value-type="float" office:value="6.2859999999999996" table:style-name="ce8">
            <text:p>6,3<text:s/></text:p>
          </table:table-cell>
          <table:table-cell office:value-type="float" office:value="156.89500000000001" table:style-name="ce8">
            <text:p>156,9<text:s/></text:p>
          </table:table-cell>
          <table:table-cell office:value-type="float" office:value="2.395" table:style-name="ce8">
            <text:p>2,4<text:s/></text:p>
          </table:table-cell>
          <table:table-cell office:value-type="float" office:value="31.169" table:style-name="ce8">
            <text:p>31,2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Bauperiod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vor 1919</text:p>
          </table:table-cell>
          <table:table-cell office:value-type="float" office:value="304.60899999999998" table:style-name="ce8">
            <text:p>304,6<text:s/></text:p>
          </table:table-cell>
          <table:table-cell office:value-type="float" office:value="612.90200000000004" table:style-name="ce8">
            <text:p>612,9<text:s/></text:p>
          </table:table-cell>
          <table:table-cell office:value-type="float" office:value="8.8350000000000009" table:style-name="ce8">
            <text:p>8,8<text:s/></text:p>
          </table:table-cell>
          <table:table-cell office:value-type="float" office:value="466.37200000000001" table:style-name="ce8">
            <text:p>466,4<text:s/></text:p>
          </table:table-cell>
          <table:table-cell office:value-type="float" office:value="6.6820000000000004" table:style-name="ce8">
            <text:p>6,7<text:s/></text:p>
          </table:table-cell>
          <table:table-cell office:value-type="float" office:value="149.45699999999999" table:style-name="ce8">
            <text:p>149,5<text:s/></text:p>
          </table:table-cell>
          <table:table-cell office:value-type="float" office:value="2.1960000000000002" table:style-name="ce8">
            <text:p>2,2<text:s/></text:p>
          </table:table-cell>
          <table:table-cell office:value-type="float" office:value="28.335000000000001" table:style-name="ce8">
            <text:p>28,3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19 bis 1944</text:p>
          </table:table-cell>
          <table:table-cell office:value-type="float" office:value="152.178" table:style-name="ce8">
            <text:p>152,2<text:s/></text:p>
          </table:table-cell>
          <table:table-cell office:value-type="float" office:value="438.74" table:style-name="ce8">
            <text:p>438,7<text:s/></text:p>
          </table:table-cell>
          <table:table-cell office:value-type="float" office:value="7.3150000000000004" table:style-name="ce8">
            <text:p>7,3<text:s/></text:p>
          </table:table-cell>
          <table:table-cell office:value-type="float" office:value="312.70499999999998" table:style-name="ce8">
            <text:p>312,7<text:s/></text:p>
          </table:table-cell>
          <table:table-cell office:value-type="float" office:value="5.1360000000000001" table:style-name="ce8">
            <text:p>5,1<text:s/></text:p>
          </table:table-cell>
          <table:table-cell office:value-type="float" office:value="128.89500000000001" table:style-name="ce8">
            <text:p>128,9<text:s/></text:p>
          </table:table-cell>
          <table:table-cell office:value-type="float" office:value="2.2280000000000002" table:style-name="ce8">
            <text:p>2,2<text:s/></text:p>
          </table:table-cell>
          <table:table-cell office:value-type="float" office:value="32.92" table:style-name="ce8">
            <text:p>32,9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45 bis 1960</text:p>
          </table:table-cell>
          <table:table-cell office:value-type="float" office:value="186.97200000000001" table:style-name="ce8">
            <text:p>187,0<text:s/></text:p>
          </table:table-cell>
          <table:table-cell office:value-type="float" office:value="442.68799999999999" table:style-name="ce8">
            <text:p>442,7<text:s/></text:p>
          </table:table-cell>
          <table:table-cell office:value-type="float" office:value="7.569" table:style-name="ce8">
            <text:p>7,6<text:s/></text:p>
          </table:table-cell>
          <table:table-cell office:value-type="float" office:value="316.97800000000001" table:style-name="ce8">
            <text:p>317,0<text:s/></text:p>
          </table:table-cell>
          <table:table-cell office:value-type="float" office:value="5.3680000000000003" table:style-name="ce8">
            <text:p>5,4<text:s/></text:p>
          </table:table-cell>
          <table:table-cell office:value-type="float" office:value="128.58699999999999" table:style-name="ce8">
            <text:p>128,6<text:s/></text:p>
          </table:table-cell>
          <table:table-cell office:value-type="float" office:value="2.2519999999999998" table:style-name="ce8">
            <text:p>2,3<text:s/></text:p>
          </table:table-cell>
          <table:table-cell office:value-type="float" office:value="32.148000000000003" table:style-name="ce8">
            <text:p>32,1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61 bis 1970</text:p>
          </table:table-cell>
          <table:table-cell office:value-type="float" office:value="224.11099999999999" table:style-name="ce8">
            <text:p>224,1<text:s/></text:p>
          </table:table-cell>
          <table:table-cell office:value-type="float" office:value="487.26600000000002" table:style-name="ce8">
            <text:p>487,3<text:s/></text:p>
          </table:table-cell>
          <table:table-cell office:value-type="float" office:value="7.6420000000000003" table:style-name="ce8">
            <text:p>7,6<text:s/></text:p>
          </table:table-cell>
          <table:table-cell office:value-type="float" office:value="348.00599999999997" table:style-name="ce8">
            <text:p>348,0<text:s/></text:p>
          </table:table-cell>
          <table:table-cell office:value-type="float" office:value="5.4340000000000002" table:style-name="ce8">
            <text:p>5,4<text:s/></text:p>
          </table:table-cell>
          <table:table-cell office:value-type="float" office:value="141.50899999999999" table:style-name="ce8">
            <text:p>141,5<text:s/></text:p>
          </table:table-cell>
          <table:table-cell office:value-type="float" office:value="2.2440000000000002" table:style-name="ce8">
            <text:p>2,2<text:s/></text:p>
          </table:table-cell>
          <table:table-cell office:value-type="float" office:value="31.832000000000001" table:style-name="ce8">
            <text:p>31,8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71 bis 1980</text:p>
          </table:table-cell>
          <table:table-cell office:value-type="float" office:value="171.39699999999999" table:style-name="ce8">
            <text:p>171,4<text:s/></text:p>
          </table:table-cell>
          <table:table-cell office:value-type="float" office:value="541.80999999999995" table:style-name="ce8">
            <text:p>541,8<text:s/></text:p>
          </table:table-cell>
          <table:table-cell office:value-type="float" office:value="7.8410000000000002" table:style-name="ce8">
            <text:p>7,8<text:s/></text:p>
          </table:table-cell>
          <table:table-cell office:value-type="float" office:value="390.65800000000002" table:style-name="ce8">
            <text:p>390,7<text:s/></text:p>
          </table:table-cell>
          <table:table-cell office:value-type="float" office:value="5.649" table:style-name="ce8">
            <text:p>5,6<text:s/></text:p>
          </table:table-cell>
          <table:table-cell office:value-type="float" office:value="153.696" table:style-name="ce8">
            <text:p>153,7<text:s/></text:p>
          </table:table-cell>
          <table:table-cell office:value-type="float" office:value="2.2290000000000001" table:style-name="ce8">
            <text:p>2,2<text:s/></text:p>
          </table:table-cell>
          <table:table-cell office:value-type="float" office:value="30.135999999999999" table:style-name="ce8">
            <text:p>30,1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81 bis 1990</text:p>
          </table:table-cell>
          <table:table-cell office:value-type="float" office:value="140.86500000000001" table:style-name="ce8">
            <text:p>140,9<text:s/></text:p>
          </table:table-cell>
          <table:table-cell office:value-type="float" office:value="574.274" table:style-name="ce8">
            <text:p>574,3<text:s/></text:p>
          </table:table-cell>
          <table:table-cell office:value-type="float" office:value="7.7889999999999997" table:style-name="ce8">
            <text:p>7,8<text:s/></text:p>
          </table:table-cell>
          <table:table-cell office:value-type="float" office:value="418.01299999999998" table:style-name="ce8">
            <text:p>418,0<text:s/></text:p>
          </table:table-cell>
          <table:table-cell office:value-type="float" office:value="5.6580000000000004" table:style-name="ce8">
            <text:p>5,7<text:s/></text:p>
          </table:table-cell>
          <table:table-cell office:value-type="float" office:value="158.74299999999999" table:style-name="ce8">
            <text:p>158,7<text:s/></text:p>
          </table:table-cell>
          <table:table-cell office:value-type="float" office:value="2.165" table:style-name="ce8">
            <text:p>2,2<text:s/></text:p>
          </table:table-cell>
          <table:table-cell office:value-type="float" office:value="29.038" table:style-name="ce8">
            <text:p>29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991 bis 2000</text:p>
          </table:table-cell>
          <table:table-cell office:value-type="float" office:value="160.42599999999999" table:style-name="ce8">
            <text:p>160,4<text:s/></text:p>
          </table:table-cell>
          <table:table-cell office:value-type="float" office:value="571.91899999999998" table:style-name="ce8">
            <text:p>571,9<text:s/></text:p>
          </table:table-cell>
          <table:table-cell office:value-type="float" office:value="8.2520000000000007" table:style-name="ce8">
            <text:p>8,3<text:s/></text:p>
          </table:table-cell>
          <table:table-cell office:value-type="float" office:value="422.62700000000001" table:style-name="ce8">
            <text:p>422,6<text:s/></text:p>
          </table:table-cell>
          <table:table-cell office:value-type="float" office:value="6.093" table:style-name="ce8">
            <text:p>6,1<text:s/></text:p>
          </table:table-cell>
          <table:table-cell office:value-type="float" office:value="150.85599999999999" table:style-name="ce8">
            <text:p>150,9<text:s/></text:p>
          </table:table-cell>
          <table:table-cell office:value-type="float" office:value="2.181" table:style-name="ce8">
            <text:p>2,2<text:s/></text:p>
          </table:table-cell>
          <table:table-cell office:value-type="float" office:value="28.061" table:style-name="ce8">
            <text:p>28,1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2001 bis 2010</text:p>
          </table:table-cell>
          <table:table-cell office:value-type="float" office:value="149.44399999999999" table:style-name="ce8">
            <text:p>149,4<text:s/></text:p>
          </table:table-cell>
          <table:table-cell office:value-type="float" office:value="630.03200000000004" table:style-name="ce8">
            <text:p>630,0<text:s/></text:p>
          </table:table-cell>
          <table:table-cell office:value-type="float" office:value="8.8190000000000008" table:style-name="ce8">
            <text:p>8,8<text:s/></text:p>
          </table:table-cell>
          <table:table-cell office:value-type="float" office:value="482.358" table:style-name="ce8">
            <text:p>482,4<text:s/></text:p>
          </table:table-cell>
          <table:table-cell office:value-type="float" office:value="6.7270000000000003" table:style-name="ce8">
            <text:p>6,7<text:s/></text:p>
          </table:table-cell>
          <table:table-cell office:value-type="float" office:value="149.70500000000001" table:style-name="ce8">
            <text:p>149,7<text:s/></text:p>
          </table:table-cell>
          <table:table-cell office:value-type="float" office:value="2.121" table:style-name="ce8">
            <text:p>2,1<text:s/></text:p>
          </table:table-cell>
          <table:table-cell office:value-type="float" office:value="25.367999999999999" table:style-name="ce8">
            <text:p>25,4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2011 und später</text:p>
          </table:table-cell>
          <table:table-cell office:value-type="float" office:value="193.297" table:style-name="ce8">
            <text:p>193,3<text:s/></text:p>
          </table:table-cell>
          <table:table-cell office:value-type="float" office:value="653.81399999999996" table:style-name="ce8">
            <text:p>653,8<text:s/></text:p>
          </table:table-cell>
          <table:table-cell office:value-type="float" office:value="9.99" table:style-name="ce8">
            <text:p>10,0<text:s/></text:p>
          </table:table-cell>
          <table:table-cell office:value-type="float" office:value="507.82" table:style-name="ce8">
            <text:p>507,8<text:s/></text:p>
          </table:table-cell>
          <table:table-cell office:value-type="float" office:value="7.7779999999999996" table:style-name="ce8">
            <text:p>7,8<text:s/></text:p>
          </table:table-cell>
          <table:table-cell office:value-type="float" office:value="147.48500000000001" table:style-name="ce8">
            <text:p>147,5<text:s/></text:p>
          </table:table-cell>
          <table:table-cell office:value-type="float" office:value="2.2349999999999999" table:style-name="ce8">
            <text:p>2,2<text:s/></text:p>
          </table:table-cell>
          <table:table-cell office:value-type="float" office:value="24.263000000000002" table:style-name="ce8">
            <text:p>24,3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Ausstattungskategori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Kategorie A</text:p>
          </table:table-cell>
          <table:table-cell office:value-type="float" office:value="1555.384" table:style-name="ce8">
            <text:p>1 555,4<text:s/></text:p>
          </table:table-cell>
          <table:table-cell office:value-type="float" office:value="567.73299999999995" table:style-name="ce8">
            <text:p>567,7<text:s/></text:p>
          </table:table-cell>
          <table:table-cell office:value-type="float" office:value="8.4120000000000008" table:style-name="ce8">
            <text:p>8,4<text:s/></text:p>
          </table:table-cell>
          <table:table-cell office:value-type="float" office:value="422.12799999999999" table:style-name="ce8">
            <text:p>422,1<text:s/></text:p>
          </table:table-cell>
          <table:table-cell office:value-type="float" office:value="6.2270000000000003" table:style-name="ce8">
            <text:p>6,2<text:s/></text:p>
          </table:table-cell>
          <table:table-cell office:value-type="float" office:value="147.90199999999999" table:style-name="ce8">
            <text:p>147,9<text:s/></text:p>
          </table:table-cell>
          <table:table-cell office:value-type="float" office:value="2.2189999999999999" table:style-name="ce8">
            <text:p>2,2<text:s/></text:p>
          </table:table-cell>
          <table:table-cell office:value-type="float" office:value="28.704000000000001" table:style-name="ce8">
            <text:p>28,7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Kategorie B</text:p>
          </table:table-cell>
          <table:table-cell office:value-type="float" office:value="109.04900000000001" table:style-name="ce8">
            <text:p>109,0<text:s/></text:p>
          </table:table-cell>
          <table:table-cell office:value-type="float" office:value="397.54199999999997" table:style-name="ce8">
            <text:p>397,5<text:s/></text:p>
          </table:table-cell>
          <table:table-cell office:value-type="float" office:value="6.8049999999999997" table:style-name="ce8">
            <text:p>6,8<text:s/></text:p>
          </table:table-cell>
          <table:table-cell office:value-type="float" office:value="283.98200000000003" table:style-name="ce8">
            <text:p>284,0<text:s/></text:p>
          </table:table-cell>
          <table:table-cell office:value-type="float" office:value="4.84" table:style-name="ce8">
            <text:p>4,8<text:s/></text:p>
          </table:table-cell>
          <table:table-cell office:value-type="float" office:value="117.276" table:style-name="ce8">
            <text:p>117,3<text:s/></text:p>
          </table:table-cell>
          <table:table-cell office:value-type="float" office:value="2.0289999999999999" table:style-name="ce8">
            <text:p>2,0<text:s/></text:p>
          </table:table-cell>
          <table:table-cell office:value-type="float" office:value="32.729999999999997" table:style-name="ce8">
            <text:p>32,7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Kategorie C</text:p>
          </table:table-cell>
          <table:table-cell office:value-type="float" office:value="3.1160000000000001" table:style-name="ce9">
            <text:p>(3,1)</text:p>
          </table:table-cell>
          <table:table-cell office:value-type="float" office:value="330.07499999999999" table:style-name="ce9">
            <text:p>(330,1)</text:p>
          </table:table-cell>
          <table:table-cell office:value-type="float" office:value="6.5419999999999998" table:style-name="ce9">
            <text:p>(6,5)</text:p>
          </table:table-cell>
          <table:table-cell office:value-type="float" office:value="213.898" table:style-name="ce9">
            <text:p>(213,9)</text:p>
          </table:table-cell>
          <table:table-cell office:value-type="float" office:value="4.0190000000000001" table:style-name="ce9">
            <text:p>(4,0)</text:p>
          </table:table-cell>
          <table:table-cell office:value-type="float" office:value="116.17700000000001" table:style-name="ce9">
            <text:p>(116,2)</text:p>
          </table:table-cell>
          <table:table-cell office:value-type="float" office:value="2.5230000000000001" table:style-name="ce9">
            <text:p>(2,5)</text:p>
          </table:table-cell>
          <table:table-cell office:value-type="float" office:value="44.100999999999999" table:style-name="ce9">
            <text:p>(44,1)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Kategorie D</text:p>
          </table:table-cell>
          <table:table-cell office:value-type="float" office:value="15.75" table:style-name="ce8">
            <text:p>15,8<text:s/></text:p>
          </table:table-cell>
          <table:table-cell office:value-type="float" office:value="257.52" table:style-name="ce8">
            <text:p>257,5<text:s/></text:p>
          </table:table-cell>
          <table:table-cell office:value-type="float" office:value="6.3730000000000002" table:style-name="ce8">
            <text:p>6,4<text:s/></text:p>
          </table:table-cell>
          <table:table-cell office:value-type="float" office:value="164.233" table:style-name="ce8">
            <text:p>164,2<text:s/></text:p>
          </table:table-cell>
          <table:table-cell office:value-type="float" office:value="4.0369999999999999" table:style-name="ce8">
            <text:p>4,0<text:s/></text:p>
          </table:table-cell>
          <table:table-cell office:value-type="float" office:value="94.265000000000001" table:style-name="ce8">
            <text:p>94,3<text:s/></text:p>
          </table:table-cell>
          <table:table-cell office:value-type="float" office:value="2.36" table:style-name="ce8">
            <text:p>2,4<text:s/></text:p>
          </table:table-cell>
          <table:table-cell office:value-type="float" office:value="42.054000000000002" table:style-name="ce8">
            <text:p>42,1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Haushaltsgröß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1 Person</text:p>
          </table:table-cell>
          <table:table-cell office:value-type="float" office:value="813.98699999999997" table:style-name="ce8">
            <text:p>814,0<text:s/></text:p>
          </table:table-cell>
          <table:table-cell office:value-type="float" office:value="468.33699999999999" table:style-name="ce8">
            <text:p>468,3<text:s/></text:p>
          </table:table-cell>
          <table:table-cell office:value-type="float" office:value="8.2889999999999997" table:style-name="ce8">
            <text:p>8,3<text:s/></text:p>
          </table:table-cell>
          <table:table-cell office:value-type="float" office:value="343.01299999999998" table:style-name="ce8">
            <text:p>343,0<text:s/></text:p>
          </table:table-cell>
          <table:table-cell office:value-type="float" office:value="6.0730000000000004" table:style-name="ce8">
            <text:p>6,1<text:s/></text:p>
          </table:table-cell>
          <table:table-cell office:value-type="float" office:value="127.282" table:style-name="ce8">
            <text:p>127,3<text:s/></text:p>
          </table:table-cell>
          <table:table-cell office:value-type="float" office:value="2.2509999999999999" table:style-name="ce8">
            <text:p>2,3<text:s/></text:p>
          </table:table-cell>
          <table:table-cell office:value-type="float" office:value="29.978999999999999" table:style-name="ce8">
            <text:p>30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2 Personen</text:p>
          </table:table-cell>
          <table:table-cell office:value-type="float" office:value="449.69400000000002" table:style-name="ce8">
            <text:p>449,7<text:s/></text:p>
          </table:table-cell>
          <table:table-cell office:value-type="float" office:value="575.69500000000005" table:style-name="ce8">
            <text:p>575,7<text:s/></text:p>
          </table:table-cell>
          <table:table-cell office:value-type="float" office:value="8.2889999999999997" table:style-name="ce8">
            <text:p>8,3<text:s/></text:p>
          </table:table-cell>
          <table:table-cell office:value-type="float" office:value="427.02" table:style-name="ce8">
            <text:p>427,0<text:s/></text:p>
          </table:table-cell>
          <table:table-cell office:value-type="float" office:value="6.13" table:style-name="ce8">
            <text:p>6,1<text:s/></text:p>
          </table:table-cell>
          <table:table-cell office:value-type="float" office:value="150.86099999999999" table:style-name="ce8">
            <text:p>150,9<text:s/></text:p>
          </table:table-cell>
          <table:table-cell office:value-type="float" office:value="2.1909999999999998" table:style-name="ce8">
            <text:p>2,2<text:s/></text:p>
          </table:table-cell>
          <table:table-cell office:value-type="float" office:value="29.036000000000001" table:style-name="ce8">
            <text:p>29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3 Personen</text:p>
          </table:table-cell>
          <table:table-cell office:value-type="float" office:value="202.98599999999999" table:style-name="ce8">
            <text:p>203,0<text:s/></text:p>
          </table:table-cell>
          <table:table-cell office:value-type="float" office:value="665.68100000000004" table:style-name="ce8">
            <text:p>665,7<text:s/></text:p>
          </table:table-cell>
          <table:table-cell office:value-type="float" office:value="8.3659999999999997" table:style-name="ce8">
            <text:p>8,4<text:s/></text:p>
          </table:table-cell>
          <table:table-cell office:value-type="float" office:value="500.89600000000002" table:style-name="ce8">
            <text:p>500,9<text:s/></text:p>
          </table:table-cell>
          <table:table-cell office:value-type="float" office:value="6.2539999999999996" table:style-name="ce8">
            <text:p>6,3<text:s/></text:p>
          </table:table-cell>
          <table:table-cell office:value-type="float" office:value="168.102" table:style-name="ce8">
            <text:p>168,1<text:s/></text:p>
          </table:table-cell>
          <table:table-cell office:value-type="float" office:value="2.1549999999999998" table:style-name="ce8">
            <text:p>2,2<text:s/></text:p>
          </table:table-cell>
          <table:table-cell office:value-type="float" office:value="27.468" table:style-name="ce8">
            <text:p>27,5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4 Personen</text:p>
          </table:table-cell>
          <table:table-cell office:value-type="float" office:value="131.24600000000001" table:style-name="ce8">
            <text:p>131,2<text:s/></text:p>
          </table:table-cell>
          <table:table-cell office:value-type="float" office:value="717.74599999999998" table:style-name="ce8">
            <text:p>717,7<text:s/></text:p>
          </table:table-cell>
          <table:table-cell office:value-type="float" office:value="8.3019999999999996" table:style-name="ce8">
            <text:p>8,3<text:s/></text:p>
          </table:table-cell>
          <table:table-cell office:value-type="float" office:value="545.56700000000001" table:style-name="ce8">
            <text:p>545,6<text:s/></text:p>
          </table:table-cell>
          <table:table-cell office:value-type="float" office:value="6.2229999999999999" table:style-name="ce8">
            <text:p>6,2<text:s/></text:p>
          </table:table-cell>
          <table:table-cell office:value-type="float" office:value="176.321" table:style-name="ce8">
            <text:p>176,3<text:s/></text:p>
          </table:table-cell>
          <table:table-cell office:value-type="float" office:value="2.129" table:style-name="ce8">
            <text:p>2,1<text:s/></text:p>
          </table:table-cell>
          <table:table-cell office:value-type="float" office:value="26.873000000000001" table:style-name="ce8">
            <text:p>26,9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5 und mehr Personen</text:p>
          </table:table-cell>
          <table:table-cell office:value-type="float" office:value="85.385999999999996" table:style-name="ce8">
            <text:p>85,4<text:s/></text:p>
          </table:table-cell>
          <table:table-cell office:value-type="float" office:value="726.66099999999994" table:style-name="ce8">
            <text:p>726,7<text:s/></text:p>
          </table:table-cell>
          <table:table-cell office:value-type="float" office:value="8.0129999999999999" table:style-name="ce8">
            <text:p>8,0<text:s/></text:p>
          </table:table-cell>
          <table:table-cell office:value-type="float" office:value="541.98900000000003" table:style-name="ce8">
            <text:p>542,0<text:s/></text:p>
          </table:table-cell>
          <table:table-cell office:value-type="float" office:value="5.9050000000000002" table:style-name="ce8">
            <text:p>5,9<text:s/></text:p>
          </table:table-cell>
          <table:table-cell office:value-type="float" office:value="188.315" table:style-name="ce8">
            <text:p>188,3<text:s/></text:p>
          </table:table-cell>
          <table:table-cell office:value-type="float" office:value="2.149" table:style-name="ce8">
            <text:p>2,1<text:s/></text:p>
          </table:table-cell>
          <table:table-cell office:value-type="float" office:value="28.611999999999998" table:style-name="ce8">
            <text:p>28,6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Familienhaushalt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Einfamilienhaushalte</text:p>
          </table:table-cell>
          <table:table-cell office:value-type="float" office:value="803.43399999999997" table:style-name="ce8">
            <text:p>803,4<text:s/></text:p>
          </table:table-cell>
          <table:table-cell office:value-type="float" office:value="627.97500000000002" table:style-name="ce8">
            <text:p>628,0<text:s/></text:p>
          </table:table-cell>
          <table:table-cell office:value-type="float" office:value="8.1989999999999998" table:style-name="ce8">
            <text:p>8,2<text:s/></text:p>
          </table:table-cell>
          <table:table-cell office:value-type="float" office:value="468.50799999999998" table:style-name="ce8">
            <text:p>468,5<text:s/></text:p>
          </table:table-cell>
          <table:table-cell office:value-type="float" office:value="6.0730000000000004" table:style-name="ce8">
            <text:p>6,1<text:s/></text:p>
          </table:table-cell>
          <table:table-cell office:value-type="float" office:value="162.28100000000001" table:style-name="ce8">
            <text:p>162,3<text:s/></text:p>
          </table:table-cell>
          <table:table-cell office:value-type="float" office:value="2.1629999999999998" table:style-name="ce8">
            <text:p>2,2<text:s/></text:p>
          </table:table-cell>
          <table:table-cell office:value-type="float" office:value="28.422000000000001" table:style-name="ce8">
            <text:p>28,4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(Ehe-)Paar ohne Kind(-er)</text:p>
          </table:table-cell>
          <table:table-cell office:value-type="float" office:value="339.87" table:style-name="ce8">
            <text:p>339,9<text:s/></text:p>
          </table:table-cell>
          <table:table-cell office:value-type="float" office:value="580.06899999999996" table:style-name="ce8">
            <text:p>580,1<text:s/></text:p>
          </table:table-cell>
          <table:table-cell office:value-type="float" office:value="8.2460000000000004" table:style-name="ce8">
            <text:p>8,2<text:s/></text:p>
          </table:table-cell>
          <table:table-cell office:value-type="float" office:value="430.41800000000001" table:style-name="ce8">
            <text:p>430,4<text:s/></text:p>
          </table:table-cell>
          <table:table-cell office:value-type="float" office:value="6.0960000000000001" table:style-name="ce8">
            <text:p>6,1<text:s/></text:p>
          </table:table-cell>
          <table:table-cell office:value-type="float" office:value="151.631" table:style-name="ce8">
            <text:p>151,6<text:s/></text:p>
          </table:table-cell>
          <table:table-cell office:value-type="float" office:value="2.1779999999999999" table:style-name="ce8">
            <text:p>2,2<text:s/></text:p>
          </table:table-cell>
          <table:table-cell office:value-type="float" office:value="29.085999999999999" table:style-name="ce8">
            <text:p>29,1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(Ehe-)Paar mit Kind(-ern)</text:p>
          </table:table-cell>
          <table:table-cell office:value-type="float" office:value="340.488" table:style-name="ce8">
            <text:p>340,5<text:s/></text:p>
          </table:table-cell>
          <table:table-cell office:value-type="float" office:value="685.04600000000005" table:style-name="ce8">
            <text:p>685,0<text:s/></text:p>
          </table:table-cell>
          <table:table-cell office:value-type="float" office:value="8.2040000000000006" table:style-name="ce8">
            <text:p>8,2<text:s/></text:p>
          </table:table-cell>
          <table:table-cell office:value-type="float" office:value="515.78099999999995" table:style-name="ce8">
            <text:p>515,8<text:s/></text:p>
          </table:table-cell>
          <table:table-cell office:value-type="float" office:value="6.1180000000000003" table:style-name="ce8">
            <text:p>6,1<text:s/></text:p>
          </table:table-cell>
          <table:table-cell office:value-type="float" office:value="173.19" table:style-name="ce8">
            <text:p>173,2<text:s/></text:p>
          </table:table-cell>
          <table:table-cell office:value-type="float" office:value="2.1339999999999999" table:style-name="ce8">
            <text:p>2,1<text:s/></text:p>
          </table:table-cell>
          <table:table-cell office:value-type="float" office:value="27.492000000000001" table:style-name="ce8">
            <text:p>27,5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Vater mit Kind(-ern)</text:p>
          </table:table-cell>
          <table:table-cell office:value-type="float" office:value="18.774000000000001" table:style-name="ce8">
            <text:p>18,8<text:s/></text:p>
          </table:table-cell>
          <table:table-cell office:value-type="float" office:value="573.6" table:style-name="ce8">
            <text:p>573,6<text:s/></text:p>
          </table:table-cell>
          <table:table-cell office:value-type="float" office:value="8.0510000000000002" table:style-name="ce8">
            <text:p>8,1<text:s/></text:p>
          </table:table-cell>
          <table:table-cell office:value-type="float" office:value="418.88600000000002" table:style-name="ce8">
            <text:p>418,9<text:s/></text:p>
          </table:table-cell>
          <table:table-cell office:value-type="float" office:value="5.8849999999999998" table:style-name="ce8">
            <text:p>5,9<text:s/></text:p>
          </table:table-cell>
          <table:table-cell office:value-type="float" office:value="157.38900000000001" table:style-name="ce8">
            <text:p>157,4<text:s/></text:p>
          </table:table-cell>
          <table:table-cell office:value-type="float" office:value="2.2029999999999998" table:style-name="ce8">
            <text:p>2,2<text:s/></text:p>
          </table:table-cell>
          <table:table-cell office:value-type="float" office:value="29.468" table:style-name="ce8">
            <text:p>29,5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Mutter mit Kind(-ern)</text:p>
          </table:table-cell>
          <table:table-cell office:value-type="float" office:value="104.303" table:style-name="ce8">
            <text:p>104,3<text:s/></text:p>
          </table:table-cell>
          <table:table-cell office:value-type="float" office:value="607.55899999999997" table:style-name="ce8">
            <text:p>607,6<text:s/></text:p>
          </table:table-cell>
          <table:table-cell office:value-type="float" office:value="8.0570000000000004" table:style-name="ce8">
            <text:p>8,1<text:s/></text:p>
          </table:table-cell>
          <table:table-cell office:value-type="float" office:value="447.23500000000001" table:style-name="ce8">
            <text:p>447,2<text:s/></text:p>
          </table:table-cell>
          <table:table-cell office:value-type="float" office:value="5.8849999999999998" table:style-name="ce8">
            <text:p>5,9<text:s/></text:p>
          </table:table-cell>
          <table:table-cell office:value-type="float" office:value="162.59899999999999" table:style-name="ce8">
            <text:p>162,6<text:s/></text:p>
          </table:table-cell>
          <table:table-cell office:value-type="float" office:value="2.2029999999999998" table:style-name="ce8">
            <text:p>2,2<text:s/></text:p>
          </table:table-cell>
          <table:table-cell office:value-type="float" office:value="29.081" table:style-name="ce8">
            <text:p>29,1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Mehrfamilienhaushalte</text:p>
          </table:table-cell>
          <table:table-cell office:value-type="float" office:value="10.425000000000001" table:style-name="ce8">
            <text:p>10,4<text:s/></text:p>
          </table:table-cell>
          <table:table-cell office:value-type="float" office:value="645.50300000000004" table:style-name="ce8">
            <text:p>645,5<text:s/></text:p>
          </table:table-cell>
          <table:table-cell office:value-type="float" office:value="7.4379999999999997" table:style-name="ce8">
            <text:p>7,4<text:s/></text:p>
          </table:table-cell>
          <table:table-cell office:value-type="float" office:value="462.72199999999998" table:style-name="ce8">
            <text:p>462,7<text:s/></text:p>
          </table:table-cell>
          <table:table-cell office:value-type="float" office:value="5.3090000000000002" table:style-name="ce8">
            <text:p>5,3<text:s/></text:p>
          </table:table-cell>
          <table:table-cell office:value-type="float" office:value="190.51300000000001" table:style-name="ce8">
            <text:p>190,5<text:s/></text:p>
          </table:table-cell>
          <table:table-cell office:value-type="float" office:value="2.2189999999999999" table:style-name="ce8">
            <text:p>2,2<text:s/></text:p>
          </table:table-cell>
          <table:table-cell office:value-type="float" office:value="32.396999999999998" table:style-name="ce8">
            <text:p>32,4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Nichtfamilienhaushalte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Einpersonenhaushalte</text:p>
          </table:table-cell>
          <table:table-cell office:value-type="float" office:value="813.98699999999997" table:style-name="ce8">
            <text:p>814,0<text:s/></text:p>
          </table:table-cell>
          <table:table-cell office:value-type="float" office:value="468.33699999999999" table:style-name="ce8">
            <text:p>468,3<text:s/></text:p>
          </table:table-cell>
          <table:table-cell office:value-type="float" office:value="8.2889999999999997" table:style-name="ce8">
            <text:p>8,3<text:s/></text:p>
          </table:table-cell>
          <table:table-cell office:value-type="float" office:value="343.01299999999998" table:style-name="ce8">
            <text:p>343,0<text:s/></text:p>
          </table:table-cell>
          <table:table-cell office:value-type="float" office:value="6.0730000000000004" table:style-name="ce8">
            <text:p>6,1<text:s/></text:p>
          </table:table-cell>
          <table:table-cell office:value-type="float" office:value="127.282" table:style-name="ce8">
            <text:p>127,3<text:s/></text:p>
          </table:table-cell>
          <table:table-cell office:value-type="float" office:value="2.2509999999999999" table:style-name="ce8">
            <text:p>2,3<text:s/></text:p>
          </table:table-cell>
          <table:table-cell office:value-type="float" office:value="29.978999999999999" table:style-name="ce8">
            <text:p>30,0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bis unter 30 Jahre</text:p>
          </table:table-cell>
          <table:table-cell office:value-type="float" office:value="138.35" table:style-name="ce8">
            <text:p>138,4<text:s/></text:p>
          </table:table-cell>
          <table:table-cell office:value-type="float" office:value="481.45100000000002" table:style-name="ce8">
            <text:p>481,5<text:s/></text:p>
          </table:table-cell>
          <table:table-cell office:value-type="float" office:value="9.7409999999999997" table:style-name="ce8">
            <text:p>9,7<text:s/></text:p>
          </table:table-cell>
          <table:table-cell office:value-type="float" office:value="367.29" table:style-name="ce8">
            <text:p>367,3<text:s/></text:p>
          </table:table-cell>
          <table:table-cell office:value-type="float" office:value="7.452" table:style-name="ce8">
            <text:p>7,5<text:s/></text:p>
          </table:table-cell>
          <table:table-cell office:value-type="float" office:value="116.468" table:style-name="ce8">
            <text:p>116,5<text:s/></text:p>
          </table:table-cell>
          <table:table-cell office:value-type="float" office:value="2.3359999999999999" table:style-name="ce8">
            <text:p>2,3<text:s/></text:p>
          </table:table-cell>
          <table:table-cell office:value-type="float" office:value="25.878" table:style-name="ce8">
            <text:p>25,9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30 bis unter 60 Jahre</text:p>
          </table:table-cell>
          <table:table-cell office:value-type="float" office:value="395.51100000000002" table:style-name="ce8">
            <text:p>395,5<text:s/></text:p>
          </table:table-cell>
          <table:table-cell office:value-type="float" office:value="487.565" table:style-name="ce8">
            <text:p>487,6<text:s/></text:p>
          </table:table-cell>
          <table:table-cell office:value-type="float" office:value="8.6739999999999995" table:style-name="ce8">
            <text:p>8,7<text:s/></text:p>
          </table:table-cell>
          <table:table-cell office:value-type="float" office:value="362.45800000000003" table:style-name="ce8">
            <text:p>362,5<text:s/></text:p>
          </table:table-cell>
          <table:table-cell office:value-type="float" office:value="6.4320000000000004" table:style-name="ce8">
            <text:p>6,4<text:s/></text:p>
          </table:table-cell>
          <table:table-cell office:value-type="float" office:value="126.78" table:style-name="ce8">
            <text:p>126,8<text:s/></text:p>
          </table:table-cell>
          <table:table-cell office:value-type="float" office:value="2.2719999999999998" table:style-name="ce8">
            <text:p>2,3<text:s/></text:p>
          </table:table-cell>
          <table:table-cell office:value-type="float" office:value="28.576000000000001" table:style-name="ce8">
            <text:p>28,6<text:s/>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60 und mehr Jahre</text:p>
          </table:table-cell>
          <table:table-cell office:value-type="float" office:value="280.12599999999998" table:style-name="ce8">
            <text:p>280,1<text:s/></text:p>
          </table:table-cell>
          <table:table-cell office:value-type="float" office:value="434.71300000000002" table:style-name="ce8">
            <text:p>434,7<text:s/></text:p>
          </table:table-cell>
          <table:table-cell office:value-type="float" office:value="7.0279999999999996" table:style-name="ce8">
            <text:p>7,0<text:s/></text:p>
          </table:table-cell>
          <table:table-cell office:value-type="float" office:value="303.56799999999998" table:style-name="ce8">
            <text:p>303,6<text:s/></text:p>
          </table:table-cell>
          <table:table-cell office:value-type="float" office:value="4.8840000000000003" table:style-name="ce8">
            <text:p>4,9<text:s/></text:p>
          </table:table-cell>
          <table:table-cell office:value-type="float" office:value="133.315" table:style-name="ce8">
            <text:p>133,3<text:s/></text:p>
          </table:table-cell>
          <table:table-cell office:value-type="float" office:value="2.1789999999999998" table:style-name="ce8">
            <text:p>2,2<text:s/></text:p>
          </table:table-cell>
          <table:table-cell office:value-type="float" office:value="33.985999999999997" table:style-name="ce8">
            <text:p>34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Mehrpersonen-Nichtfamilienhaushalte</text:p>
          </table:table-cell>
          <table:table-cell office:value-type="float" office:value="55.453000000000003" table:style-name="ce8">
            <text:p>55,5<text:s/></text:p>
          </table:table-cell>
          <table:table-cell office:value-type="float" office:value="703.17100000000005" table:style-name="ce8">
            <text:p>703,2<text:s/></text:p>
          </table:table-cell>
          <table:table-cell office:value-type="float" office:value="9.6389999999999993" table:style-name="ce8">
            <text:p>9,6<text:s/></text:p>
          </table:table-cell>
          <table:table-cell office:value-type="float" office:value="547.23500000000001" table:style-name="ce8">
            <text:p>547,2<text:s/></text:p>
          </table:table-cell>
          <table:table-cell office:value-type="float" office:value="7.4349999999999996" table:style-name="ce8">
            <text:p>7,4<text:s/></text:p>
          </table:table-cell>
          <table:table-cell office:value-type="float" office:value="158.505" table:style-name="ce8">
            <text:p>158,5<text:s/></text:p>
          </table:table-cell>
          <table:table-cell office:value-type="float" office:value="2.2410000000000001" table:style-name="ce8">
            <text:p>2,2<text:s/></text:p>
          </table:table-cell>
          <table:table-cell office:value-type="float" office:value="25.849" table:style-name="ce8">
            <text:p>25,8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Mietvertragsdauer<text:span text:style-name="T2">2</text:span>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bis unter 2 Jahre</text:p>
          </table:table-cell>
          <table:table-cell office:value-type="float" office:value="389.15100000000001" table:style-name="ce8">
            <text:p>389,2<text:s/></text:p>
          </table:table-cell>
          <table:table-cell office:value-type="float" office:value="639.476" table:style-name="ce8">
            <text:p>639,5<text:s/></text:p>
          </table:table-cell>
          <table:table-cell office:value-type="float" office:value="10.108000000000001" table:style-name="ce8">
            <text:p>10,1<text:s/></text:p>
          </table:table-cell>
          <table:table-cell office:value-type="float" office:value="499.85899999999998" table:style-name="ce8">
            <text:p>499,9<text:s/></text:p>
          </table:table-cell>
          <table:table-cell office:value-type="float" office:value="7.8620000000000001" table:style-name="ce8">
            <text:p>7,9<text:s/></text:p>
          </table:table-cell>
          <table:table-cell office:value-type="float" office:value="142.34" table:style-name="ce8">
            <text:p>142,3<text:s/></text:p>
          </table:table-cell>
          <table:table-cell office:value-type="float" office:value="2.29" table:style-name="ce8">
            <text:p>2,3<text:s/></text:p>
          </table:table-cell>
          <table:table-cell office:value-type="float" office:value="24.045000000000002" table:style-name="ce8">
            <text:p>24,0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2 bis unter 5 Jahre</text:p>
          </table:table-cell>
          <table:table-cell office:value-type="float" office:value="401.08" table:style-name="ce8">
            <text:p>401,1<text:s/></text:p>
          </table:table-cell>
          <table:table-cell office:value-type="float" office:value="599.93499999999995" table:style-name="ce8">
            <text:p>599,9<text:s/></text:p>
          </table:table-cell>
          <table:table-cell office:value-type="float" office:value="9.1790000000000003" table:style-name="ce8">
            <text:p>9,2<text:s/></text:p>
          </table:table-cell>
          <table:table-cell office:value-type="float" office:value="460.40699999999998" table:style-name="ce8">
            <text:p>460,4<text:s/></text:p>
          </table:table-cell>
          <table:table-cell office:value-type="float" office:value="6.9930000000000003" table:style-name="ce8">
            <text:p>7,0<text:s/></text:p>
          </table:table-cell>
          <table:table-cell office:value-type="float" office:value="142.63800000000001" table:style-name="ce8">
            <text:p>142,6<text:s/></text:p>
          </table:table-cell>
          <table:table-cell office:value-type="float" office:value="2.234" table:style-name="ce8">
            <text:p>2,2<text:s/></text:p>
          </table:table-cell>
          <table:table-cell office:value-type="float" office:value="25.79" table:style-name="ce8">
            <text:p>25,8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5 bis unter 10 Jahre</text:p>
          </table:table-cell>
          <table:table-cell office:value-type="float" office:value="270.45999999999998" table:style-name="ce8">
            <text:p>270,5<text:s/></text:p>
          </table:table-cell>
          <table:table-cell office:value-type="float" office:value="553.98199999999997" table:style-name="ce8">
            <text:p>554,0<text:s/></text:p>
          </table:table-cell>
          <table:table-cell office:value-type="float" office:value="8.1389999999999993" table:style-name="ce8">
            <text:p>8,1<text:s/></text:p>
          </table:table-cell>
          <table:table-cell office:value-type="float" office:value="411.005" table:style-name="ce8">
            <text:p>411,0<text:s/></text:p>
          </table:table-cell>
          <table:table-cell office:value-type="float" office:value="5.9880000000000004" table:style-name="ce8">
            <text:p>6,0<text:s/></text:p>
          </table:table-cell>
          <table:table-cell office:value-type="float" office:value="144.82300000000001" table:style-name="ce8">
            <text:p>144,8<text:s/></text:p>
          </table:table-cell>
          <table:table-cell office:value-type="float" office:value="2.1789999999999998" table:style-name="ce8">
            <text:p>2,2<text:s/></text:p>
          </table:table-cell>
          <table:table-cell office:value-type="float" office:value="28.291" table:style-name="ce8">
            <text:p>28,3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10 bis unter 20 Jahre</text:p>
          </table:table-cell>
          <table:table-cell office:value-type="float" office:value="270.67500000000001" table:style-name="ce8">
            <text:p>270,7<text:s/></text:p>
          </table:table-cell>
          <table:table-cell office:value-type="float" office:value="516.21799999999996" table:style-name="ce8">
            <text:p>516,2<text:s/></text:p>
          </table:table-cell>
          <table:table-cell office:value-type="float" office:value="7.4329999999999998" table:style-name="ce8">
            <text:p>7,4<text:s/></text:p>
          </table:table-cell>
          <table:table-cell office:value-type="float" office:value="372.12099999999998" table:style-name="ce8">
            <text:p>372,1<text:s/></text:p>
          </table:table-cell>
          <table:table-cell office:value-type="float" office:value="5.29" table:style-name="ce8">
            <text:p>5,3<text:s/></text:p>
          </table:table-cell>
          <table:table-cell office:value-type="float" office:value="146.124" table:style-name="ce8">
            <text:p>146,1<text:s/></text:p>
          </table:table-cell>
          <table:table-cell office:value-type="float" office:value="2.173" table:style-name="ce8">
            <text:p>2,2<text:s/></text:p>
          </table:table-cell>
          <table:table-cell office:value-type="float" office:value="30.706" table:style-name="ce8">
            <text:p>30,7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20 bis unter 30 Jahre</text:p>
          </table:table-cell>
          <table:table-cell office:value-type="float" office:value="148.49199999999999" table:style-name="ce8">
            <text:p>148,5<text:s/></text:p>
          </table:table-cell>
          <table:table-cell office:value-type="float" office:value="461.52800000000002" table:style-name="ce8">
            <text:p>461,5<text:s/></text:p>
          </table:table-cell>
          <table:table-cell office:value-type="float" office:value="6.6269999999999998" table:style-name="ce8">
            <text:p>6,6<text:s/></text:p>
          </table:table-cell>
          <table:table-cell office:value-type="float" office:value="315.27100000000002" table:style-name="ce8">
            <text:p>315,3<text:s/></text:p>
          </table:table-cell>
          <table:table-cell office:value-type="float" office:value="4.4829999999999997" table:style-name="ce8">
            <text:p>4,5<text:s/></text:p>
          </table:table-cell>
          <table:table-cell office:value-type="float" office:value="148.13" table:style-name="ce8">
            <text:p>148,1<text:s/></text:p>
          </table:table-cell>
          <table:table-cell office:value-type="float" office:value="2.1720000000000002" table:style-name="ce8">
            <text:p>2,2<text:s/></text:p>
          </table:table-cell>
          <table:table-cell office:value-type="float" office:value="34.600999999999999" table:style-name="ce8">
            <text:p>34,6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30 Jahre und länger</text:p>
          </table:table-cell>
          <table:table-cell office:value-type="float" office:value="203.108" table:style-name="ce8">
            <text:p>203,1<text:s/></text:p>
          </table:table-cell>
          <table:table-cell office:value-type="float" office:value="411.10199999999998" table:style-name="ce8">
            <text:p>411,1<text:s/></text:p>
          </table:table-cell>
          <table:table-cell office:value-type="float" office:value="5.5640000000000001" table:style-name="ce8">
            <text:p>5,6<text:s/></text:p>
          </table:table-cell>
          <table:table-cell office:value-type="float" office:value="258.774" table:style-name="ce8">
            <text:p>258,8<text:s/></text:p>
          </table:table-cell>
          <table:table-cell office:value-type="float" office:value="3.4729999999999999" table:style-name="ce8">
            <text:p>3,5<text:s/></text:p>
          </table:table-cell>
          <table:table-cell office:value-type="float" office:value="154.23099999999999" table:style-name="ce8">
            <text:p>154,2<text:s/></text:p>
          </table:table-cell>
          <table:table-cell office:value-type="float" office:value="2.117" table:style-name="ce8">
            <text:p>2,1<text:s/></text:p>
          </table:table-cell>
          <table:table-cell office:value-type="float" office:value="40.259" table:style-name="ce8">
            <text:p>40,3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Befristung des Mietvertrags</text:p>
          </table:table-cell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style-name="ce4">
            <text:p>befristet</text:p>
          </table:table-cell>
          <table:table-cell office:value-type="float" office:value="388.18799999999999" table:style-name="ce8">
            <text:p>388,2<text:s/></text:p>
          </table:table-cell>
          <table:table-cell office:value-type="float" office:value="694.423" table:style-name="ce8">
            <text:p>694,4<text:s/></text:p>
          </table:table-cell>
          <table:table-cell office:value-type="float" office:value="10.906000000000001" table:style-name="ce8">
            <text:p>10,9<text:s/></text:p>
          </table:table-cell>
          <table:table-cell office:value-type="float" office:value="552.75599999999997" table:style-name="ce8">
            <text:p>552,8<text:s/></text:p>
          </table:table-cell>
          <table:table-cell office:value-type="float" office:value="8.6329999999999991" table:style-name="ce8">
            <text:p>8,6<text:s/></text:p>
          </table:table-cell>
          <table:table-cell office:value-type="float" office:value="144.83099999999999" table:style-name="ce8">
            <text:p>144,8<text:s/></text:p>
          </table:table-cell>
          <table:table-cell office:value-type="float" office:value="2.3239999999999998" table:style-name="ce8">
            <text:p>2,3<text:s/></text:p>
          </table:table-cell>
          <table:table-cell office:value-type="float" office:value="22.324999999999999" table:style-name="ce8">
            <text:p>22,3<text:s/>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unbefristet</text:p>
          </table:table-cell>
          <table:table-cell office:value-type="float" office:value="1295.1110000000001" table:style-name="ce8">
            <text:p>1 295,1<text:s/></text:p>
          </table:table-cell>
          <table:table-cell office:value-type="float" office:value="511.08499999999998" table:style-name="ce8">
            <text:p>511,1<text:s/></text:p>
          </table:table-cell>
          <table:table-cell office:value-type="float" office:value="7.5" table:style-name="ce8">
            <text:p>7,5<text:s/></text:p>
          </table:table-cell>
          <table:table-cell office:value-type="float" office:value="367.70499999999998" table:style-name="ce8">
            <text:p>367,7<text:s/></text:p>
          </table:table-cell>
          <table:table-cell office:value-type="float" office:value="5.3579999999999997" table:style-name="ce8">
            <text:p>5,4<text:s/></text:p>
          </table:table-cell>
          <table:table-cell office:value-type="float" office:value="145.548" table:style-name="ce8">
            <text:p>145,5<text:s/></text:p>
          </table:table-cell>
          <table:table-cell office:value-type="float" office:value="2.1739999999999999" table:style-name="ce8">
            <text:p>2,2<text:s/></text:p>
          </table:table-cell>
          <table:table-cell office:value-type="float" office:value="31.135999999999999" table:style-name="ce8">
            <text:p>31,1<text:s/></text:p>
          </table:table-cell>
          <table:table-cell table:number-columns-repeated="16375"/>
        </table:table-row>
        <table:table-row table:style-name="ro7">
          <table:table-cell office:value-type="string" table:number-columns-spanned="9" table:number-rows-spanned="1" table:style-name="ce14">
            <text:p>Q: STATISTIK AUSTRIA, Mikrozensus JAHR.<text:s/></text:p>
            <text:p>1) Anzahl der Hauptmietwohnungen mit Nettomiete &gt; 0 Euro. – 2) Ohne Wohnungen mit unbekannter Mietvertragsdauer.</text:p>
          </table:table-cell>
          <table:covered-table-cell table:number-columns-repeated="8"/>
          <table:table-cell table:number-columns-repeated="16375"/>
        </table:table-row>
        <table:table-row table:number-rows-repeated="1048507" table:style-name="ro4">
          <table:table-cell table:number-columns-repeated="16384"/>
        </table:table-row>
      </table:table>
      <table:named-expressions>
        <table:named-expression table:name="Gesetze" table:expression="of:=[.#REF!]" table:base-cell-address="Tab1_1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 number:grouping="true"/>
      <number:text> *</number:text>
    </number:number-style>
    <number:number-style style:name="N38P0">
      <number:text>(</number:text>
      <number:number number:decimal-places="1" number:min-decimal-places="1" number:min-integer-digits="1" number:grouping="true"/>
      <number:text>)</number:text>
    </number:number-style>
    <number:number-style style:name="N38P1">
      <number:text>(-</number:text>
      <number:number number:decimal-places="1" number:min-decimal-places="1" number:min-integer-digits="1" number:grouping="true"/>
      <number:text>)</number:text>
    </number:number-style>
    <number:text-style style:name="N38">
      <number:text-content/>
      <number:text> </number:text>
      <style:map style:condition="value()&gt;=0" style:apply-style-name="N38P0"/>
      <style:map style:condition="value()&lt;0" style:apply-style-name="N38P1"/>
    </number:text-style>
    <number:number-style style:name="N39P0">
      <number:text>(</number:text>
      <number:number number:decimal-places="1" number:min-decimal-places="1" number:min-integer-digits="1" number:grouping="true"/>
      <number:text>) </number:text>
    </number:number-style>
    <number:number-style style:name="N39P1">
      <number:text>(-</number:text>
      <number:number number:decimal-places="1" number:min-decimal-places="1" number:min-integer-digits="1" number:grouping="true"/>
      <number:text>) </number:text>
    </number:number-style>
    <number:text-style style:name="N39">
      <number:text-content/>
      <style:map style:condition="value()&gt;=0" style:apply-style-name="N39P0"/>
      <style:map style:condition="value()&lt;0" style:apply-style-name="N39P1"/>
    </number:text-style>
    <number:number-style style:name="N40P0">
      <number:text>(</number:text>
      <number:number number:decimal-places="1" number:min-decimal-places="1" number:min-integer-digits="1" number:grouping="true"/>
      <number:text>)</number:text>
    </number:number-style>
    <number:number-style style:name="N40P1">
      <number:text>(-</number:text>
      <number:number number:decimal-places="1" number:min-decimal-places="1" number:min-integer-digits="1" number:grouping="true"/>
      <number:text>)</number:text>
    </number:number-style>
    <number:text-style style:name="N40">
      <number:text-content/>
      <style:map style:condition="value()&gt;=0" style:apply-style-name="N40P0"/>
      <style:map style:condition="value()&lt;0" style:apply-style-name="N40P1"/>
    </number:text-style>
    <number:text-style style:name="N41P0">
      <number:text>(x)</number:text>
    </number:text-style>
    <number:text-style style:name="N41">
      <number:text>(x)</number:text>
      <style:map style:condition="value()&gt;=0" style:apply-style-name="N41P0"/>
    </number:text-style>
    <number:number-style style:name="N42P0">
      <number:number number:decimal-places="1" number:min-decimal-places="1" number:min-integer-digits="1" number:grouping="true"/>
      <number:text> </number:text>
    </number:number-style>
    <number:number-style style:name="N42P1">
      <number:text>-</number:text>
      <number:number number:decimal-places="1" number:min-decimal-places="1" number:min-integer-digits="1" number:grouping="true"/>
      <number:text> </number:text>
    </number:number-style>
    <number:text-style style:name="N42">
      <number:text>- </number:text>
      <style:map style:condition="value()&gt;0" style:apply-style-name="N42P0"/>
      <style:map style:condition="value()&lt;0" style:apply-style-name="N42P1"/>
    </number:text-style>
    <number:number-style style:name="N43P0">
      <number:text>(</number:text>
      <number:number number:decimal-places="1" number:min-decimal-places="1" number:min-integer-digits="1" number:grouping="true"/>
      <number:text>)</number:text>
    </number:number-style>
    <number:number-style style:name="N43P1">
      <number:text>(-</number:text>
      <number:number number:decimal-places="1" number:min-decimal-places="1" number:min-integer-digits="1" number:grouping="true"/>
      <number:text>)</number:text>
    </number:number-style>
    <number:text-style style:name="N43">
      <number:text>(-)</number:text>
      <style:map style:condition="value()&gt;0" style:apply-style-name="N43P0"/>
      <style:map style:condition="value()&lt;0" style:apply-style-name="N43P1"/>
    </number:text-style>
    <number:number-style style:name="N45P0">
      <number:text> </number:text>
      <number:number number:decimal-places="2" number:min-decimal-places="2" number:min-integer-digits="1" number:grouping="true"/>
      <number:text> </number:text>
    </number:number-style>
    <number:number-style style:name="N45P1">
      <number:text> (</number:text>
      <number:number number:decimal-places="2" number:min-decimal-places="2" number:min-integer-digits="1" number:grouping="true"/>
      <number:text>)</number:text>
    </number:number-style>
    <number:number-style style:name="N45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">
      <number:number number:decimal-places="1" number:min-decimal-places="1" number:min-integer-digits="1"/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AZ1_42_" style:display-name="AZ1*" style:family="table-cell" style:data-style-name="N37">
      <style:table-cell-properties style:vertical-align="automatic"/>
      <style:text-properties fo:font-size="7pt" style:font-size-asian="7pt" style:font-size-complex="7pt"/>
    </style:style>
    <style:style style:name="AZ2" style:family="table-cell" style:data-style-name="N38">
      <style:table-cell-properties style:vertical-align="automatic"/>
      <style:text-properties fo:font-size="7pt" style:font-size-asian="7pt" style:font-size-complex="7pt"/>
    </style:style>
    <style:style style:name="AZ2_32_2" style:display-name="AZ2 2" style:family="table-cell" style:data-style-name="N39">
      <style:table-cell-properties style:vertical-align="automatic"/>
      <style:text-properties fo:font-size="7pt" style:font-size-asian="7pt" style:font-size-complex="7pt"/>
    </style:style>
    <style:style style:name="AZ2_32_3" style:display-name="AZ2 3" style:family="table-cell" style:data-style-name="N40">
      <style:table-cell-properties style:vertical-align="automatic"/>
      <style:text-properties fo:font-size="7pt" style:font-size-asian="7pt" style:font-size-complex="7pt"/>
    </style:style>
    <style:style style:name="AZ3" style:family="table-cell" style:data-style-name="N41">
      <style:table-cell-properties style:vertical-align="automatic"/>
      <style:text-properties fo:font-size="7pt" style:font-size-asian="7pt" style:font-size-complex="7pt"/>
    </style:style>
    <style:style style:name="Komma_32_2" style:display-name="Komma 2" style:family="table-cell" style:data-style-name="N45"/>
    <style:style style:name="Komma_32_3" style:display-name="Komma 3" style:family="table-cell" style:data-style-name="N45"/>
    <style:style style:name="Link" style:family="table-cell" style:data-style-name="N0">
      <style:text-properties fo:color="#0000FF" style:text-underline-style="solid" style:text-underline-type="single"/>
    </style:style>
    <style:style style:name="Prozent_32_2" style:display-name="Prozent 2" style:family="table-cell" style:data-style-name="N13"/>
    <style:style style:name="PZ1" style:family="table-cell" style:data-style-name="N46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PZ2" style:family="table-cell" style:data-style-name="N40">
      <style:table-cell-properties style:vertical-align="automatic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PZ3" style:family="table-cell" style:data-style-name="N41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PZ3_32_2" style:display-name="PZ3 2" style:family="table-cell" style:data-style-name="N41">
      <style:table-cell-properties style:vertical-align="automatic"/>
      <style:text-properties fo:font-size="7pt" style:font-size-asian="7pt" style:font-size-complex="7pt" fo:font-style="italic" style:font-style-asian="italic" style:font-style-complex="itali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10" style:display-name="Standard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ndard_32_2_32_2_32_2" style:display-name="Standard 2 2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Standard_32_2_32_3" style:display-name="Standard 2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_32_2_32_4" style:display-name="Standard 2 4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3_32_2" style:display-name="Standard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4" style:display-name="Standard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AUER Barbara</meta:initial-creator>
    <dc:creator>Robert Murhamer</dc:creator>
    <meta:creation-date>2014-07-09T13:03:34Z</meta:creation-date>
    <dc:date>2024-06-03T13:43:48Z</dc:date>
    <meta:print-date>2022-09-19T07:52:37Z</meta:print-date>
    <meta:editing-duration>PT0S</meta:editing-duration>
  </office:meta>
</office:document-meta>
</file>